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re is an L-shaped object hinged at the middle whose one end is connected (rigidly) to the bar. The other end of the bar is connected to the top of the axle so that both of them can move freely about their joint. One other bar is connected rigidly (can't move freely about joint) at the bottom of the axle. </text:p>
      <text:p text:style-name="Standard">Initially the L-shaped object is positioned as shown in the figure, one of it's bar is in horizontal position and other in vertical. Hence it will start oscillating and this causes axle to oscillate in anti-clockwise direction and then in anti clockwise direction. Thus bar connected at the bottom of the axle moves backward and then forward. Its forward motion topples dominoes. </text:p>
      <text:p text:style-name="Standard"/>
      <text:p text:style-name="Standard">There is another structure at the bottom of the last domino, as shown in the figure. <text:s/>There is a box hinged at the center of mass. One of its corner (left-up) is tied with a string which is connected to the wall. One another sharp edged pentagon is kept on it as shown in the figure. The pentagonal object provides anticlockwise torque and the string provides the clockwise torque to the box, hence it is in equilibrium. </text:p>
      <text:p text:style-name="Standard"/>
      <text:p text:style-name="Standard">When the last domino is toppled, it falls on the string connected to the box and cuts it. Thus equilibrium of box is disturbed and it will rotate around the hinge in anticlockwise direction. As soon as the box rotates, the pentagonal object on it will fall on the another string which is connected to pendulum such that it's sharp edge breaks that string. When the string is, cut the pendulum will start oscillations and hit the other ball. </text:p>
      <text:p text:style-name="Standard"/>
      <text:p text:style-name="Standard">Now this ball will move, climb the fixed wedge and then fall on the curved surface from the other side. After that it will move on the curved surface and fall into the container connected at one side of pulley. <text:s/></text:p>
      <text:p text:style-name="Standard">Thus the horizontal bar, connected at the other side of pulley will move up and disturbs the equilibrium of hinged plank + box system. Thus box on this hinged plank will fall on the one of the end of the hydraulic lift. Thus according to principle of hydraulic lift, its other side is pushed up. Finally the flag, symbol of success, is kept on the other end of hydraulic lift, is lifted up showing success.</text:p>
      <text:p text:style-name="Standard"/>
      <text:p text:style-name="Standard"/>
      <text:p text:style-name="Standard">Final design :</text:p>
      <text:p text:style-name="Standard"/>
      <text:p text:style-name="Standard">The final design is very much similar to the original design. Followings are the changes done in original design. </text:p>
      <text:p text:style-name="Standard"/>
      <text:p text:style-name="Standard">1) Initial (L-shaped object, axle and bars connected at its top and bottom) system is replaced by the L-shaped object only. The L-shaped object is hinged at it's middle as shown in the figure. It will start oscillating, and its motion will topple the dominoes. </text:p>
      <text:p text:style-name="Standard">******************Why was this replacement don? Write here**************************</text:p>
      <text:p text:style-name="Standard"/>
      <text:p text:style-name="Standard">2) In original design, the equilibrium of the box (shown in figure below) is disturbed by cutting the string. As string cutting is not possible in Box2d we did some changes. One bar is kept on this box at center. We made last domino to hit the ball kept in front of it. This ball will fall on the left side of this box and disturb it's equilibrium causing bar kept on it to perform projectile motion. </text:p>
      <text:p text:style-name="Standard"/>
      <text:p text:style-name="Standard">3) In our original design, the pendulum was tied to the string, and when string was cut it performed oscillations. As string cu<text:bookmark text:name=":11f"/>screenshotstting is not possible in box2D, we placed pendulum bob on the vertical support, and made it oscillate when this vertical support is disturbed. Here we disturbed it's vertical support by colliding it with the bar performing projectile motion as mentioned in 2nd point.</text:p>
      <text:p text:style-name="Standard"/>
      <text:p text:style-name="Standard">4) Water in hydraulic lift is implemented using large number of balls. As only rigid bodies can be <text:soft-page-break/>implemented in box2D , water can't be implemented. </text:p>
      <text:p text:style-name="Standard">***********************write how it is implemented here***********</text:p>
      <text:p text:style-name="Standard"/>
      <text:p text:style-name="Standard"/>
      <text:p text:style-name="Standard"/>
      <text:p text:style-name="Standard"/>
      <text:p text:style-name="Standard">Talk about what makes your design interesting:</text:p>
      <text:p text:style-name="Standard"/>
      <text:p text:style-name="Standard">The most interesting part of our Rube-Goldberg machine is hydraulic lift. As we can only implement rigid bodies in Box2D, implementing water was a challenging task. We implemented it using large number of small balls. </text:p>
      <text:p text:style-name="Standard">And at the end, a flag is hoisted. We took this idea from the mario game. Whenever mario completes any level, a flag gets hoisted. It is a symbol of victory for him, as he successfully overcomes all the obstacles in his path and reaches destination. Thus flag in our rube-goldberg machine is a symbol of success</text:p>
      <text:p text:style-name="Standard"/>
      <text:p text:style-name="Standard"/>
      <text:p text:style-name="Standard"/>
      <text:p text:style-name="Standard"/>
      <text:p text:style-name="Standard">tries <text:s/>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itially it is positioned as shown in the figure, one of it's bar is in horizontal position and other in vertical. Hence it will</text:p>
      <text:p text:style-name="Standard"/>
      <text:p text:style-name="Standard"/>
      <text:p text:style-name="Standard">no. balss could hv been less. Smooth motion similar to water</text:p>
      <text:p text:style-name="Standard"/>
      <text:p text:style-name="Standard"/>
      <text:p text:style-name="Standard"/>
      <text:p text:style-name="Standard">Components :</text:p>
      <text:p text:style-name="Standard">Axle: It is made up by joining following objects:</text:p>
      <text:list xml:id="list5411289761" text:style-name="L1">
        <text:list-item>
          <text:p text:style-name="P1">L-shaped</text:p>
        </text:list-item>
      </text:list>
      <text:p text:style-name="Standard"/>
      <text:p text:style-name="Standard"/>
      <text:p text:style-name="Standard"/>
      <text:p text:style-name="Standard"><text:soft-page-break/></text:p>
      <text:p text:style-name="Standard"/>
      <text:p text:style-name="Standard"/>
      <text:p text:style-name="Standard"/>
      <text:p text:style-name="Standard">1 – about rube-goldberg machine what is this project abt? cs296_project</text:p>
      <text:p text:style-name="Standard">2 – initial design original design </text:p>
      <text:p text:style-name="Standard">3 – final design </text:p>
      <text:p text:style-name="Standard">4 – screenshots </text:p>
      <text:p text:style-name="Standard">5 – <text:s/>authors informatio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ehalbhagat</text:p>
      <text:p text:style-name="Standard">buddha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meta:initial-creator>
    <meta:creation-date>2013-04-07T20:08:10</meta:creation-date>
    <dc:date>2013-04-10T00:57:42</dc:date>
    <dc:creator>Microsoft </dc:creator>
    <meta:editing-duration>PT8H30M13S</meta:editing-duration>
    <meta:editing-cycles>30</meta:editing-cycles>
    <meta:generator>LibreOffice/3.5$Linux_x86 LibreOffice_project/350m1$Build-2</meta:generator>
    <meta:document-statistic meta:table-count="0" meta:image-count="0" meta:object-count="0" meta:page-count="3" meta:paragraph-count="30" meta:word-count="821" meta:character-count="4683" meta:non-whitespace-character-count="3883"/>
  </office:meta>
</office:document-meta>
</file>